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05895833333333cm" style:use-optimal-column-width="true"/>
    </style:style>
    <style:style style:name="co3" style:family="table-column">
      <style:table-column-properties fo:break-before="auto" style:column-width="4.28625cm" style:use-optimal-column-width="true"/>
    </style:style>
    <style:style style:name="co4" style:family="table-column">
      <style:table-column-properties fo:break-before="auto" style:column-width="2.80458333333333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4.65666666666667cm" style:use-optimal-column-width="true"/>
    </style:style>
    <style:style style:name="co7" style:family="table-column">
      <style:table-column-properties fo:break-before="auto" style:column-width="3.78354166666667cm" style:use-optimal-column-width="true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1.85208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xample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4" table:default-cell-style-name="ce1"/>
        <table:table-row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2">
          <table:table-cell/>
          <table:table-cell table:style-name="ce2"/>
          <table:table-cell office:value-type="string" table:style-name="ce3">
            <text:p>Example of Asymptotic Functional Analysis with a Third Order Polynomial</text:p>
          </table:table-cell>
          <table:table-cell table:number-columns-repeated="6" table:style-name="ce4"/>
          <table:table-cell table:style-name="ce2"/>
          <table:table-cell table:number-columns-repeated="16374"/>
        </table:table-row>
        <table:table-row table:style-name="ro2">
          <table:table-cell/>
          <table:table-cell table:style-name="ce2"/>
          <table:table-cell table:style-name="ce4"/>
          <table:table-cell office:value-type="string" table:style-name="ce3">
            <text:p>How it behaves when scaling</text:p>
          </table:table-cell>
          <table:table-cell table:number-columns-repeated="5" table:style-name="ce4"/>
          <table:table-cell table:style-name="ce2"/>
          <table:table-cell table:number-columns-repeated="16374"/>
        </table:table-row>
        <table:table-row table:number-rows-repeated="2" table:style-name="ro1">
          <table:table-cell/>
          <table:table-cell table:number-columns-repeated="9" table:style-name="ce2"/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b=</text:p>
          </table:table-cell>
          <table:table-cell office:value-type="float" office:value="0.5" table:style-name="ce2">
            <text:p>0.5</text:p>
          </table:table-cell>
          <table:table-cell table:number-columns-repeated="6" table:style-name="ce2"/>
          <table:table-cell table:number-columns-repeated="16374"/>
        </table:table-row>
        <table:table-row table:style-name="ro1">
          <table:table-cell/>
          <table:table-cell office:value-type="string" table:style-name="ce2">
            <text:p>f(n) =</text:p>
          </table:table-cell>
          <table:table-cell office:value-type="string" table:style-name="ce2">
            <text:p>c=</text:p>
          </table:table-cell>
          <table:table-cell office:value-type="float" office:value="5" table:style-name="ce2">
            <text:p>5</text:p>
          </table:table-cell>
          <table:table-cell office:value-type="string" table:style-name="ce2">
            <text:p>*n^1</text:p>
          </table:table-cell>
          <table:table-cell office:value-type="string" table:style-name="ce2">
            <text:p>g(n)=</text:p>
          </table:table-cell>
          <table:table-cell office:value-type="float" office:value="0.4" table:style-name="ce2">
            <text:p>0.4</text:p>
          </table:table-cell>
          <table:table-cell table:style-name="ce2"/>
          <table:table-cell office:value-type="string" table:style-name="ce2">
            <text:p>*n^2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d=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*n^0</text:p>
          </table:table-cell>
          <table:table-cell table:number-columns-repeated="5" table:style-name="ce2"/>
          <table:table-cell table:number-columns-repeated="16374"/>
        </table:table-row>
        <table:table-row table:style-name="ro1">
          <table:table-cell/>
          <table:table-cell table:number-columns-repeated="2" table:style-name="ce2"/>
          <table:table-cell office:value-type="float" office:value="5" table:style-name="ce2">
            <text:p>5</text:p>
          </table:table-cell>
          <table:table-cell office:value-type="string" table:style-name="ce2">
            <text:p>Noise</text:p>
          </table:table-cell>
          <table:table-cell office:value-type="string" table:style-name="ce2">
            <text:p>g(n)=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*n^2</text:p>
          </table:table-cell>
          <table:table-cell table:style-name="ce2"/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b'=</text:p>
          </table:table-cell>
          <table:table-cell office:value-type="float" office:value="0.50199300000000002" table:style-name="ce2">
            <text:p>0.501993</text:p>
          </table:table-cell>
          <table:table-cell table:number-columns-repeated="6" table:style-name="ce2"/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c'=</text:p>
          </table:table-cell>
          <table:table-cell office:value-type="float" office:value="4.90977" table:style-name="ce2">
            <text:p>4.90977</text:p>
          </table:table-cell>
          <table:table-cell table:number-columns-repeated="4" table:style-name="ce2"/>
          <table:table-cell office:value-type="string" table:style-name="ce2">
            <text:p>Big Oh Upper Bound</text:p>
          </table:table-cell>
          <table:table-cell office:value-type="string" table:style-name="ce2">
            <text:p>Big Omega Lower Bound</text:p>
          </table:table-cell>
          <table:table-cell table:number-columns-repeated="16374"/>
        </table:table-row>
        <table:table-row table:style-name="ro1">
          <table:table-cell/>
          <table:table-cell table:style-name="ce2"/>
          <table:table-cell office:value-type="string" table:style-name="ce2">
            <text:p>d'=</text:p>
          </table:table-cell>
          <table:table-cell office:value-type="float" office:value="10.7501" table:style-name="ce2">
            <text:p>10.7501</text:p>
          </table:table-cell>
          <table:table-cell table:number-columns-repeated="6" table:style-name="ce2"/>
          <table:table-cell table:number-columns-repeated="16374"/>
        </table:table-row>
        <table:table-row table:style-name="ro1">
          <table:table-cell/>
          <table:table-cell table:number-columns-repeated="3" table:style-name="ce2"/>
          <table:table-cell office:value-type="string" table:style-name="ce2">
            <text:p>f(n)=b*n^2+c*n^1+d*n^o</text:p>
          </table:table-cell>
          <table:table-cell table:number-columns-repeated="2" table:style-name="ce2"/>
          <table:table-cell office:value-type="string" table:style-name="ce2">
            <text:p>f''(n)=b'*n^2+c'*n^1+d'*n^o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/>
          <table:table-cell office:value-type="string" table:style-name="ce2">
            <text:p><text:s/>N^0</text:p>
          </table:table-cell>
          <table:table-cell office:value-type="string" table:style-name="ce2">
            <text:p>N^1</text:p>
          </table:table-cell>
          <table:table-cell office:value-type="string" table:style-name="ce2">
            <text:p>N^2</text:p>
          </table:table-cell>
          <table:table-cell office:value-type="string" table:style-name="ce2">
            <text:p>f(n)</text:p>
          </table:table-cell>
          <table:table-cell office:value-type="string" table:style-name="ce2">
            <text:p>f'(n)=f(n)+noise</text:p>
          </table:table-cell>
          <table:table-cell office:value-type="string" table:style-name="ce2">
            <text:p>Error</text:p>
          </table:table-cell>
          <table:table-cell office:value-type="string" table:style-name="ce2">
            <text:p>f''(n)</text:p>
          </table:table-cell>
          <table:table-cell office:value-type="string" table:style-name="ce2">
            <text:p>C"*g(n)</text:p>
          </table:table-cell>
          <table:table-cell office:value-type="string" table:style-name="ce2">
            <text:p>C'*g(n)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formula="of:=[.C15]*[.C15]" table:style-name="ce2">
            <text:p>1</text:p>
          </table:table-cell>
          <table:table-cell office:value-type="float" office:value="15.5" table:formula="of:=[.$D$6]*[.D15]+[.$D$7]*[.C15]+[.$D$8]*[.B15]" table:style-name="ce2">
            <text:p>15.5</text:p>
          </table:table-cell>
          <table:table-cell office:value-type="float" office:value="16.133060584707803" table:formula="of:=[.E15]+RAND()*[.$D$9]-[.$D$9]/2" table:style-name="ce2">
            <text:p>16.13306058</text:p>
          </table:table-cell>
          <table:table-cell office:value-type="float" office:value="-0.63306058470780258" table:formula="of:=[.E15]-[.F15]" table:style-name="ce2">
            <text:p>-0.633060585</text:p>
          </table:table-cell>
          <table:table-cell office:value-type="float" office:value="16.161863" table:formula="of:=[.$D$10]*[.D15]+[.$D$11]*[.C15]+[.$D$12]*[.B15]" table:style-name="ce2">
            <text:p>16.161863</text:p>
          </table:table-cell>
          <table:table-cell office:value-type="float" office:value="1" table:formula="of:=[.$G$9]*[.D15]" table:style-name="ce2">
            <text:p>1</text:p>
          </table:table-cell>
          <table:table-cell office:value-type="float" office:value="0.4" table:formula="of:=[.$G$7]*[.D15]" table:style-name="ce2">
            <text:p>0.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4" table:formula="of:=[.C16]*[.C16]" table:style-name="ce2">
            <text:p>4</text:p>
          </table:table-cell>
          <table:table-cell office:value-type="float" office:value="22" table:formula="of:=[.$D$6]*[.D16]+[.$D$7]*[.C16]+[.$D$8]*[.B16]" table:style-name="ce2">
            <text:p>22</text:p>
          </table:table-cell>
          <table:table-cell office:value-type="float" office:value="20.733457284584343" table:formula="of:=[.E16]+RAND()*[.$D$9]-[.$D$9]/2" table:style-name="ce2">
            <text:p>20.73345728</text:p>
          </table:table-cell>
          <table:table-cell office:value-type="float" office:value="1.2665427154156568" table:formula="of:=[.E16]-[.F16]" table:style-name="ce2">
            <text:p>1.266542715</text:p>
          </table:table-cell>
          <table:table-cell office:value-type="float" office:value="22.577612000000002" table:formula="of:=[.$D$10]*[.D16]+[.$D$11]*[.C16]+[.$D$12]*[.B16]" table:style-name="ce2">
            <text:p>22.577612</text:p>
          </table:table-cell>
          <table:table-cell office:value-type="float" office:value="4" table:formula="of:=[.$G$9]*[.D16]" table:style-name="ce2">
            <text:p>4</text:p>
          </table:table-cell>
          <table:table-cell office:value-type="float" office:value="1.6" table:formula="of:=[.$G$7]*[.D16]" table:style-name="ce2">
            <text:p>1.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9" table:formula="of:=[.C17]*[.C17]" table:style-name="ce2">
            <text:p>9</text:p>
          </table:table-cell>
          <table:table-cell office:value-type="float" office:value="29.5" table:formula="of:=[.$D$6]*[.D17]+[.$D$7]*[.C17]+[.$D$8]*[.B17]" table:style-name="ce2">
            <text:p>29.5</text:p>
          </table:table-cell>
          <table:table-cell office:value-type="float" office:value="31.51966955557608" table:formula="of:=[.E17]+RAND()*[.$D$9]-[.$D$9]/2" table:style-name="ce2">
            <text:p>31.51966956</text:p>
          </table:table-cell>
          <table:table-cell office:value-type="float" office:value="-2.0196695555760797" table:formula="of:=[.E17]-[.F17]" table:style-name="ce2">
            <text:p>-2.019669556</text:p>
          </table:table-cell>
          <table:table-cell office:value-type="float" office:value="29.997347000000001" table:formula="of:=[.$D$10]*[.D17]+[.$D$11]*[.C17]+[.$D$12]*[.B17]" table:style-name="ce2">
            <text:p>29.997347</text:p>
          </table:table-cell>
          <table:table-cell office:value-type="float" office:value="9" table:formula="of:=[.$G$9]*[.D17]" table:style-name="ce2">
            <text:p>9</text:p>
          </table:table-cell>
          <table:table-cell office:value-type="float" office:value="3.6" table:formula="of:=[.$G$7]*[.D17]" table:style-name="ce2">
            <text:p>3.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float" office:value="16" table:formula="of:=[.C18]*[.C18]" table:style-name="ce2">
            <text:p>16</text:p>
          </table:table-cell>
          <table:table-cell office:value-type="float" office:value="38" table:formula="of:=[.$D$6]*[.D18]+[.$D$7]*[.C18]+[.$D$8]*[.B18]" table:style-name="ce2">
            <text:p>38</text:p>
          </table:table-cell>
          <table:table-cell office:value-type="float" office:value="36.856200952562055" table:formula="of:=[.E18]+RAND()*[.$D$9]-[.$D$9]/2" table:style-name="ce2">
            <text:p>36.85620095</text:p>
          </table:table-cell>
          <table:table-cell office:value-type="float" office:value="1.1437990474379447" table:formula="of:=[.E18]-[.F18]" table:style-name="ce2">
            <text:p>1.143799047</text:p>
          </table:table-cell>
          <table:table-cell office:value-type="float" office:value="38.421068000000005" table:formula="of:=[.$D$10]*[.D18]+[.$D$11]*[.C18]+[.$D$12]*[.B18]" table:style-name="ce2">
            <text:p>38.421068</text:p>
          </table:table-cell>
          <table:table-cell office:value-type="float" office:value="16" table:formula="of:=[.$G$9]*[.D18]" table:style-name="ce2">
            <text:p>16</text:p>
          </table:table-cell>
          <table:table-cell office:value-type="float" office:value="6.4" table:formula="of:=[.$G$7]*[.D18]" table:style-name="ce2">
            <text:p>6.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float" office:value="25" table:formula="of:=[.C19]*[.C19]" table:style-name="ce2">
            <text:p>25</text:p>
          </table:table-cell>
          <table:table-cell office:value-type="float" office:value="47.5" table:formula="of:=[.$D$6]*[.D19]+[.$D$7]*[.C19]+[.$D$8]*[.B19]" table:style-name="ce2">
            <text:p>47.5</text:p>
          </table:table-cell>
          <table:table-cell office:value-type="float" office:value="46.858160770117259" table:formula="of:=[.E19]+RAND()*[.$D$9]-[.$D$9]/2" table:style-name="ce2">
            <text:p>46.85816077</text:p>
          </table:table-cell>
          <table:table-cell office:value-type="float" office:value="0.64183922988274134" table:formula="of:=[.E19]-[.F19]" table:style-name="ce2">
            <text:p>0.64183923</text:p>
          </table:table-cell>
          <table:table-cell office:value-type="float" office:value="47.848775000000003" table:formula="of:=[.$D$10]*[.D19]+[.$D$11]*[.C19]+[.$D$12]*[.B19]" table:style-name="ce2">
            <text:p>47.848775</text:p>
          </table:table-cell>
          <table:table-cell office:value-type="float" office:value="25" table:formula="of:=[.$G$9]*[.D19]" table:style-name="ce2">
            <text:p>25</text:p>
          </table:table-cell>
          <table:table-cell office:value-type="float" office:value="10" table:formula="of:=[.$G$7]*[.D19]" table:style-name="ce2">
            <text:p>1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float" office:value="36" table:formula="of:=[.C20]*[.C20]" table:style-name="ce2">
            <text:p>36</text:p>
            <draw:frame draw:z-index="1" draw:id="id0" draw:style-name="a0" draw:name="Chart 3" svg:x="0.05208in" svg:y="0.02083in" svg:width="8.02084in" svg:height="3.40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58" table:formula="of:=[.$D$6]*[.D20]+[.$D$7]*[.C20]+[.$D$8]*[.B20]" table:style-name="ce2">
            <text:p>58</text:p>
          </table:table-cell>
          <table:table-cell office:value-type="float" office:value="60.174239164353111" table:formula="of:=[.E20]+RAND()*[.$D$9]-[.$D$9]/2" table:style-name="ce2">
            <text:p>60.17423916</text:p>
          </table:table-cell>
          <table:table-cell office:value-type="float" office:value="-2.1742391643531107" table:formula="of:=[.E20]-[.F20]" table:style-name="ce2">
            <text:p>-2.174239164</text:p>
          </table:table-cell>
          <table:table-cell office:value-type="float" office:value="58.280467999999999" table:formula="of:=[.$D$10]*[.D20]+[.$D$11]*[.C20]+[.$D$12]*[.B20]" table:style-name="ce2">
            <text:p>58.280468</text:p>
          </table:table-cell>
          <table:table-cell office:value-type="float" office:value="36" table:formula="of:=[.$G$9]*[.D20]" table:style-name="ce2">
            <text:p>36</text:p>
          </table:table-cell>
          <table:table-cell office:value-type="float" office:value="14.4" table:formula="of:=[.$G$7]*[.D20]" table:style-name="ce2">
            <text:p>14.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float" office:value="49" table:formula="of:=[.C21]*[.C21]" table:style-name="ce2">
            <text:p>49</text:p>
          </table:table-cell>
          <table:table-cell office:value-type="float" office:value="69.5" table:formula="of:=[.$D$6]*[.D21]+[.$D$7]*[.C21]+[.$D$8]*[.B21]" table:style-name="ce2">
            <text:p>69.5</text:p>
          </table:table-cell>
          <table:table-cell office:value-type="float" office:value="69.155330384052348" table:formula="of:=[.E21]+RAND()*[.$D$9]-[.$D$9]/2" table:style-name="ce2">
            <text:p>69.15533038</text:p>
          </table:table-cell>
          <table:table-cell office:value-type="float" office:value="0.34466961594765166" table:formula="of:=[.E21]-[.F21]" table:style-name="ce2">
            <text:p>0.344669616</text:p>
          </table:table-cell>
          <table:table-cell office:value-type="float" office:value="69.716147000000007" table:formula="of:=[.$D$10]*[.D21]+[.$D$11]*[.C21]+[.$D$12]*[.B21]" table:style-name="ce2">
            <text:p>69.716147</text:p>
          </table:table-cell>
          <table:table-cell office:value-type="float" office:value="49" table:formula="of:=[.$G$9]*[.D21]" table:style-name="ce2">
            <text:p>49</text:p>
          </table:table-cell>
          <table:table-cell office:value-type="float" office:value="19.600000000000001" table:formula="of:=[.$G$7]*[.D21]" table:style-name="ce2">
            <text:p>19.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float" office:value="64" table:formula="of:=[.C22]*[.C22]" table:style-name="ce2">
            <text:p>64</text:p>
          </table:table-cell>
          <table:table-cell office:value-type="float" office:value="82" table:formula="of:=[.$D$6]*[.D22]+[.$D$7]*[.C22]+[.$D$8]*[.B22]" table:style-name="ce2">
            <text:p>82</text:p>
          </table:table-cell>
          <table:table-cell office:value-type="float" office:value="83.373786044836322" table:formula="of:=[.E22]+RAND()*[.$D$9]-[.$D$9]/2" table:style-name="ce2">
            <text:p>83.37378604</text:p>
          </table:table-cell>
          <table:table-cell office:value-type="float" office:value="-1.3737860448363222" table:formula="of:=[.E22]-[.F22]" table:style-name="ce2">
            <text:p>-1.373786045</text:p>
          </table:table-cell>
          <table:table-cell office:value-type="float" office:value="82.155811999999997" table:formula="of:=[.$D$10]*[.D22]+[.$D$11]*[.C22]+[.$D$12]*[.B22]" table:style-name="ce2">
            <text:p>82.155812</text:p>
          </table:table-cell>
          <table:table-cell office:value-type="float" office:value="64" table:formula="of:=[.$G$9]*[.D22]" table:style-name="ce2">
            <text:p>64</text:p>
          </table:table-cell>
          <table:table-cell office:value-type="float" office:value="25.6" table:formula="of:=[.$G$7]*[.D22]" table:style-name="ce2">
            <text:p>25.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81" table:formula="of:=[.C23]*[.C23]" table:style-name="ce2">
            <text:p>81</text:p>
          </table:table-cell>
          <table:table-cell office:value-type="float" office:value="95.5" table:formula="of:=[.$D$6]*[.D23]+[.$D$7]*[.C23]+[.$D$8]*[.B23]" table:style-name="ce2">
            <text:p>95.5</text:p>
          </table:table-cell>
          <table:table-cell office:value-type="float" office:value="96.65122836293915" table:formula="of:=[.E23]+RAND()*[.$D$9]-[.$D$9]/2" table:style-name="ce2">
            <text:p>96.65122836</text:p>
          </table:table-cell>
          <table:table-cell office:value-type="float" office:value="-1.1512283629391504" table:formula="of:=[.E23]-[.F23]" table:style-name="ce2">
            <text:p>-1.151228363</text:p>
          </table:table-cell>
          <table:table-cell office:value-type="float" office:value="95.599463000000014" table:formula="of:=[.$D$10]*[.D23]+[.$D$11]*[.C23]+[.$D$12]*[.B23]" table:style-name="ce2">
            <text:p>95.599463</text:p>
          </table:table-cell>
          <table:table-cell office:value-type="float" office:value="81" table:formula="of:=[.$G$9]*[.D23]" table:style-name="ce2">
            <text:p>81</text:p>
          </table:table-cell>
          <table:table-cell office:value-type="float" office:value="32.4" table:formula="of:=[.$G$7]*[.D23]" table:style-name="ce2">
            <text:p>32.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0" table:style-name="ce2">
            <text:p>10</text:p>
          </table:table-cell>
          <table:table-cell office:value-type="float" office:value="100" table:formula="of:=[.C24]*[.C24]" table:style-name="ce2">
            <text:p>100</text:p>
          </table:table-cell>
          <table:table-cell office:value-type="float" office:value="110" table:formula="of:=[.$D$6]*[.D24]+[.$D$7]*[.C24]+[.$D$8]*[.B24]" table:style-name="ce2">
            <text:p>110</text:p>
          </table:table-cell>
          <table:table-cell office:value-type="float" office:value="111.0610284065601" table:formula="of:=[.E24]+RAND()*[.$D$9]-[.$D$9]/2" table:style-name="ce2">
            <text:p>111.0610284</text:p>
          </table:table-cell>
          <table:table-cell office:value-type="float" office:value="-1.0610284065600979" table:formula="of:=[.E24]-[.F24]" table:style-name="ce2">
            <text:p>-1.061028407</text:p>
          </table:table-cell>
          <table:table-cell office:value-type="float" office:value="110.0471" table:formula="of:=[.$D$10]*[.D24]+[.$D$11]*[.C24]+[.$D$12]*[.B24]" table:style-name="ce2">
            <text:p>110.0471</text:p>
          </table:table-cell>
          <table:table-cell office:value-type="float" office:value="100" table:formula="of:=[.$G$9]*[.D24]" table:style-name="ce2">
            <text:p>100</text:p>
          </table:table-cell>
          <table:table-cell office:value-type="float" office:value="40" table:formula="of:=[.$G$7]*[.D24]" table:style-name="ce2">
            <text:p>4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1" table:style-name="ce2">
            <text:p>11</text:p>
          </table:table-cell>
          <table:table-cell office:value-type="float" office:value="121" table:formula="of:=[.C25]*[.C25]" table:style-name="ce2">
            <text:p>121</text:p>
          </table:table-cell>
          <table:table-cell office:value-type="float" office:value="125.5" table:formula="of:=[.$D$6]*[.D25]+[.$D$7]*[.C25]+[.$D$8]*[.B25]" table:style-name="ce2">
            <text:p>125.5</text:p>
          </table:table-cell>
          <table:table-cell office:value-type="float" office:value="123.65998134480635" table:formula="of:=[.E25]+RAND()*[.$D$9]-[.$D$9]/2" table:style-name="ce2">
            <text:p>123.6599813</text:p>
          </table:table-cell>
          <table:table-cell office:value-type="float" office:value="1.8400186551936457" table:formula="of:=[.E25]-[.F25]" table:style-name="ce2">
            <text:p>1.840018655</text:p>
          </table:table-cell>
          <table:table-cell office:value-type="float" office:value="125.49872300000001" table:formula="of:=[.$D$10]*[.D25]+[.$D$11]*[.C25]+[.$D$12]*[.B25]" table:style-name="ce2">
            <text:p>125.498723</text:p>
          </table:table-cell>
          <table:table-cell office:value-type="float" office:value="121" table:formula="of:=[.$G$9]*[.D25]" table:style-name="ce2">
            <text:p>121</text:p>
          </table:table-cell>
          <table:table-cell office:value-type="float" office:value="48.400000000000006" table:formula="of:=[.$G$7]*[.D25]" table:style-name="ce2">
            <text:p>48.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2" table:style-name="ce2">
            <text:p>12</text:p>
          </table:table-cell>
          <table:table-cell office:value-type="float" office:value="144" table:formula="of:=[.C26]*[.C26]" table:style-name="ce2">
            <text:p>144</text:p>
          </table:table-cell>
          <table:table-cell office:value-type="float" office:value="142" table:formula="of:=[.$D$6]*[.D26]+[.$D$7]*[.C26]+[.$D$8]*[.B26]" table:style-name="ce2">
            <text:p>142</text:p>
          </table:table-cell>
          <table:table-cell office:value-type="float" office:value="141.73399532743139" table:formula="of:=[.E26]+RAND()*[.$D$9]-[.$D$9]/2" table:style-name="ce2">
            <text:p>141.7339953</text:p>
          </table:table-cell>
          <table:table-cell office:value-type="float" office:value="0.26600467256861293" table:formula="of:=[.E26]-[.F26]" table:style-name="ce2">
            <text:p>0.266004673</text:p>
          </table:table-cell>
          <table:table-cell office:value-type="float" office:value="141.95433199999999" table:formula="of:=[.$D$10]*[.D26]+[.$D$11]*[.C26]+[.$D$12]*[.B26]" table:style-name="ce2">
            <text:p>141.954332</text:p>
          </table:table-cell>
          <table:table-cell office:value-type="float" office:value="144" table:formula="of:=[.$G$9]*[.D26]" table:style-name="ce2">
            <text:p>144</text:p>
          </table:table-cell>
          <table:table-cell office:value-type="float" office:value="57.6" table:formula="of:=[.$G$7]*[.D26]" table:style-name="ce2">
            <text:p>57.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3" table:style-name="ce2">
            <text:p>13</text:p>
          </table:table-cell>
          <table:table-cell office:value-type="float" office:value="169" table:formula="of:=[.C27]*[.C27]" table:style-name="ce2">
            <text:p>169</text:p>
          </table:table-cell>
          <table:table-cell office:value-type="float" office:value="159.5" table:formula="of:=[.$D$6]*[.D27]+[.$D$7]*[.C27]+[.$D$8]*[.B27]" table:style-name="ce2">
            <text:p>159.5</text:p>
          </table:table-cell>
          <table:table-cell office:value-type="float" office:value="160.7747636041818" table:formula="of:=[.E27]+RAND()*[.$D$9]-[.$D$9]/2" table:style-name="ce2">
            <text:p>160.7747636</text:p>
          </table:table-cell>
          <table:table-cell office:value-type="float" office:value="-1.2747636041817998" table:formula="of:=[.E27]-[.F27]" table:style-name="ce2">
            <text:p>-1.274763604</text:p>
          </table:table-cell>
          <table:table-cell office:value-type="float" office:value="159.41392700000003" table:formula="of:=[.$D$10]*[.D27]+[.$D$11]*[.C27]+[.$D$12]*[.B27]" table:style-name="ce2">
            <text:p>159.413927</text:p>
          </table:table-cell>
          <table:table-cell office:value-type="float" office:value="169" table:formula="of:=[.$G$9]*[.D27]" table:style-name="ce2">
            <text:p>169</text:p>
          </table:table-cell>
          <table:table-cell office:value-type="float" office:value="67.600000000000009" table:formula="of:=[.$G$7]*[.D27]" table:style-name="ce2">
            <text:p>67.6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96" table:formula="of:=[.C28]*[.C28]" table:style-name="ce2">
            <text:p>196</text:p>
          </table:table-cell>
          <table:table-cell office:value-type="float" office:value="178" table:formula="of:=[.$D$6]*[.D28]+[.$D$7]*[.C28]+[.$D$8]*[.B28]" table:style-name="ce2">
            <text:p>178</text:p>
          </table:table-cell>
          <table:table-cell office:value-type="float" office:value="179.80964640454155" table:formula="of:=[.E28]+RAND()*[.$D$9]-[.$D$9]/2" table:style-name="ce2">
            <text:p>179.8096464</text:p>
          </table:table-cell>
          <table:table-cell office:value-type="float" office:value="-1.809646404541553" table:formula="of:=[.E28]-[.F28]" table:style-name="ce2">
            <text:p>-1.809646405</text:p>
          </table:table-cell>
          <table:table-cell office:value-type="float" office:value="177.87750800000001" table:formula="of:=[.$D$10]*[.D28]+[.$D$11]*[.C28]+[.$D$12]*[.B28]" table:style-name="ce2">
            <text:p>177.877508</text:p>
          </table:table-cell>
          <table:table-cell office:value-type="float" office:value="196" table:formula="of:=[.$G$9]*[.D28]" table:style-name="ce2">
            <text:p>196</text:p>
          </table:table-cell>
          <table:table-cell office:value-type="float" office:value="78.400000000000006" table:formula="of:=[.$G$7]*[.D28]" table:style-name="ce2">
            <text:p>78.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5" table:style-name="ce2">
            <text:p>15</text:p>
          </table:table-cell>
          <table:table-cell office:value-type="float" office:value="225" table:formula="of:=[.C29]*[.C29]" table:style-name="ce2">
            <text:p>225</text:p>
          </table:table-cell>
          <table:table-cell office:value-type="float" office:value="197.5" table:formula="of:=[.$D$6]*[.D29]+[.$D$7]*[.C29]+[.$D$8]*[.B29]" table:style-name="ce2">
            <text:p>197.5</text:p>
          </table:table-cell>
          <table:table-cell office:value-type="float" office:value="198.63604758208572" table:formula="of:=[.E29]+RAND()*[.$D$9]-[.$D$9]/2" table:style-name="ce2">
            <text:p>198.6360476</text:p>
          </table:table-cell>
          <table:table-cell office:value-type="float" office:value="-1.1360475820857232" table:formula="of:=[.E29]-[.F29]" table:style-name="ce2">
            <text:p>-1.136047582</text:p>
          </table:table-cell>
          <table:table-cell office:value-type="float" office:value="197.34507500000001" table:formula="of:=[.$D$10]*[.D29]+[.$D$11]*[.C29]+[.$D$12]*[.B29]" table:style-name="ce2">
            <text:p>197.345075</text:p>
          </table:table-cell>
          <table:table-cell office:value-type="float" office:value="225" table:formula="of:=[.$G$9]*[.D29]" table:style-name="ce2">
            <text:p>225</text:p>
          </table:table-cell>
          <table:table-cell office:value-type="float" office:value="90" table:formula="of:=[.$G$7]*[.D29]" table:style-name="ce2">
            <text:p>90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6" table:style-name="ce2">
            <text:p>16</text:p>
          </table:table-cell>
          <table:table-cell office:value-type="float" office:value="256" table:formula="of:=[.C30]*[.C30]" table:style-name="ce2">
            <text:p>256</text:p>
          </table:table-cell>
          <table:table-cell office:value-type="float" office:value="218" table:formula="of:=[.$D$6]*[.D30]+[.$D$7]*[.C30]+[.$D$8]*[.B30]" table:style-name="ce2">
            <text:p>218</text:p>
          </table:table-cell>
          <table:table-cell office:value-type="float" office:value="219.58137091438726" table:formula="of:=[.E30]+RAND()*[.$D$9]-[.$D$9]/2" table:style-name="ce2">
            <text:p>219.5813709</text:p>
          </table:table-cell>
          <table:table-cell office:value-type="float" office:value="-1.5813709143872643" table:formula="of:=[.E30]-[.F30]" table:style-name="ce2">
            <text:p>-1.581370914</text:p>
          </table:table-cell>
          <table:table-cell office:value-type="float" office:value="217.81662800000001" table:formula="of:=[.$D$10]*[.D30]+[.$D$11]*[.C30]+[.$D$12]*[.B30]" table:style-name="ce2">
            <text:p>217.816628</text:p>
          </table:table-cell>
          <table:table-cell office:value-type="float" office:value="256" table:formula="of:=[.$G$9]*[.D30]" table:style-name="ce2">
            <text:p>256</text:p>
          </table:table-cell>
          <table:table-cell office:value-type="float" office:value="102.4" table:formula="of:=[.$G$7]*[.D30]" table:style-name="ce2">
            <text:p>102.4</text:p>
          </table:table-cell>
          <table:table-cell table:number-columns-repeated="16374"/>
        </table:table-row>
        <table:table-row table:style-name="ro1">
          <table:table-cell/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289" table:formula="of:=[.C31]*[.C31]" table:style-name="ce2">
            <text:p>289</text:p>
          </table:table-cell>
          <table:table-cell office:value-type="float" office:value="239.5" table:formula="of:=[.$D$6]*[.D31]+[.$D$7]*[.C31]+[.$D$8]*[.B31]" table:style-name="ce2">
            <text:p>239.5</text:p>
          </table:table-cell>
          <table:table-cell office:value-type="float" office:value="240.1503515478326" table:formula="of:=[.E31]+RAND()*[.$D$9]-[.$D$9]/2" table:style-name="ce2">
            <text:p>240.1503515</text:p>
          </table:table-cell>
          <table:table-cell office:value-type="float" office:value="-0.65035154783259941" table:formula="of:=[.E31]-[.F31]" table:style-name="ce2">
            <text:p>-0.650351548</text:p>
          </table:table-cell>
          <table:table-cell office:value-type="float" office:value="239.29216699999998" table:formula="of:=[.$D$10]*[.D31]+[.$D$11]*[.C31]+[.$D$12]*[.B31]" table:style-name="ce2">
            <text:p>239.292167</text:p>
          </table:table-cell>
          <table:table-cell office:value-type="float" office:value="289" table:formula="of:=[.$G$9]*[.D31]" table:style-name="ce2">
            <text:p>289</text:p>
          </table:table-cell>
          <table:table-cell office:value-type="float" office:value="115.60000000000001" table:formula="of:=[.$G$7]*[.D31]" table:style-name="ce2">
            <text:p>115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18" table:style-name="ce2">
            <text:p>18</text:p>
          </table:table-cell>
          <table:table-cell office:value-type="float" office:value="324" table:formula="of:=[.C32]*[.C32]" table:style-name="ce2">
            <text:p>324</text:p>
          </table:table-cell>
          <table:table-cell office:value-type="float" office:value="262" table:formula="of:=[.$D$6]*[.D32]+[.$D$7]*[.C32]+[.$D$8]*[.B32]" table:style-name="ce2">
            <text:p>262</text:p>
          </table:table-cell>
          <table:table-cell office:value-type="float" office:value="261.97827239819429" table:formula="of:=[.E32]+RAND()*[.$D$9]-[.$D$9]/2" table:style-name="ce2">
            <text:p>261.9782724</text:p>
          </table:table-cell>
          <table:table-cell office:value-type="float" office:value="2.1727601805707764E-2" table:formula="of:=[.E32]-[.F32]" table:style-name="ce2">
            <text:p>0.021727602</text:p>
          </table:table-cell>
          <table:table-cell office:value-type="float" office:value="261.77169199999997" table:formula="of:=[.$D$10]*[.D32]+[.$D$11]*[.C32]+[.$D$12]*[.B32]" table:style-name="ce2">
            <text:p>261.771692</text:p>
          </table:table-cell>
          <table:table-cell office:value-type="float" office:value="324" table:formula="of:=[.$G$9]*[.D32]" table:style-name="ce2">
            <text:p>324</text:p>
          </table:table-cell>
          <table:table-cell office:value-type="float" office:value="129.6" table:formula="of:=[.$G$7]*[.D32]" table:style-name="ce2">
            <text:p>129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19" table:style-name="ce2">
            <text:p>19</text:p>
          </table:table-cell>
          <table:table-cell office:value-type="float" office:value="361" table:formula="of:=[.C33]*[.C33]" table:style-name="ce2">
            <text:p>361</text:p>
          </table:table-cell>
          <table:table-cell office:value-type="float" office:value="285.5" table:formula="of:=[.$D$6]*[.D33]+[.$D$7]*[.C33]+[.$D$8]*[.B33]" table:style-name="ce2">
            <text:p>285.5</text:p>
          </table:table-cell>
          <table:table-cell office:value-type="float" office:value="286.93855891577209" table:formula="of:=[.E33]+RAND()*[.$D$9]-[.$D$9]/2" table:style-name="ce2">
            <text:p>286.9385589</text:p>
          </table:table-cell>
          <table:table-cell office:value-type="float" office:value="-1.4385589157720915" table:formula="of:=[.E33]-[.F33]" table:style-name="ce2">
            <text:p>-1.438558916</text:p>
          </table:table-cell>
          <table:table-cell office:value-type="float" office:value="285.25520299999999" table:formula="of:=[.$D$10]*[.D33]+[.$D$11]*[.C33]+[.$D$12]*[.B33]" table:style-name="ce2">
            <text:p>285.255203</text:p>
          </table:table-cell>
          <table:table-cell office:value-type="float" office:value="361" table:formula="of:=[.$G$9]*[.D33]" table:style-name="ce2">
            <text:p>361</text:p>
          </table:table-cell>
          <table:table-cell office:value-type="float" office:value="144.4" table:formula="of:=[.$G$7]*[.D33]" table:style-name="ce2">
            <text:p>144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0" table:style-name="ce2">
            <text:p>20</text:p>
          </table:table-cell>
          <table:table-cell office:value-type="float" office:value="400" table:formula="of:=[.C34]*[.C34]" table:style-name="ce2">
            <text:p>400</text:p>
          </table:table-cell>
          <table:table-cell office:value-type="float" office:value="310" table:formula="of:=[.$D$6]*[.D34]+[.$D$7]*[.C34]+[.$D$8]*[.B34]" table:style-name="ce2">
            <text:p>310</text:p>
          </table:table-cell>
          <table:table-cell office:value-type="float" office:value="308.9441748755367" table:formula="of:=[.E34]+RAND()*[.$D$9]-[.$D$9]/2" table:style-name="ce2">
            <text:p>308.9441749</text:p>
          </table:table-cell>
          <table:table-cell office:value-type="float" office:value="1.055825124463297" table:formula="of:=[.E34]-[.F34]" table:style-name="ce2">
            <text:p>1.055825124</text:p>
          </table:table-cell>
          <table:table-cell office:value-type="float" office:value="309.74270000000001" table:formula="of:=[.$D$10]*[.D34]+[.$D$11]*[.C34]+[.$D$12]*[.B34]" table:style-name="ce2">
            <text:p>309.7427</text:p>
          </table:table-cell>
          <table:table-cell office:value-type="float" office:value="400" table:formula="of:=[.$G$9]*[.D34]" table:style-name="ce2">
            <text:p>400</text:p>
          </table:table-cell>
          <table:table-cell office:value-type="float" office:value="160" table:formula="of:=[.$G$7]*[.D34]" table:style-name="ce2">
            <text:p>160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1" table:style-name="ce2">
            <text:p>21</text:p>
          </table:table-cell>
          <table:table-cell office:value-type="float" office:value="441" table:formula="of:=[.C35]*[.C35]" table:style-name="ce2">
            <text:p>441</text:p>
          </table:table-cell>
          <table:table-cell office:value-type="float" office:value="335.5" table:formula="of:=[.$D$6]*[.D35]+[.$D$7]*[.C35]+[.$D$8]*[.B35]" table:style-name="ce2">
            <text:p>335.5</text:p>
          </table:table-cell>
          <table:table-cell office:value-type="float" office:value="333.10761526451245" table:formula="of:=[.E35]+RAND()*[.$D$9]-[.$D$9]/2" table:style-name="ce2">
            <text:p>333.1076153</text:p>
          </table:table-cell>
          <table:table-cell office:value-type="float" office:value="2.3923847354875534" table:formula="of:=[.E35]-[.F35]" table:style-name="ce2">
            <text:p>2.392384735</text:p>
          </table:table-cell>
          <table:table-cell office:value-type="float" office:value="335.23418299999997" table:formula="of:=[.$D$10]*[.D35]+[.$D$11]*[.C35]+[.$D$12]*[.B35]" table:style-name="ce2">
            <text:p>335.234183</text:p>
          </table:table-cell>
          <table:table-cell office:value-type="float" office:value="441" table:formula="of:=[.$G$9]*[.D35]" table:style-name="ce2">
            <text:p>441</text:p>
          </table:table-cell>
          <table:table-cell office:value-type="float" office:value="176.4" table:formula="of:=[.$G$7]*[.D35]" table:style-name="ce2">
            <text:p>176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2" table:style-name="ce2">
            <text:p>22</text:p>
          </table:table-cell>
          <table:table-cell office:value-type="float" office:value="484" table:formula="of:=[.C36]*[.C36]" table:style-name="ce2">
            <text:p>484</text:p>
          </table:table-cell>
          <table:table-cell office:value-type="float" office:value="362" table:formula="of:=[.$D$6]*[.D36]+[.$D$7]*[.C36]+[.$D$8]*[.B36]" table:style-name="ce2">
            <text:p>362</text:p>
          </table:table-cell>
          <table:table-cell office:value-type="float" office:value="363.79540875596047" table:formula="of:=[.E36]+RAND()*[.$D$9]-[.$D$9]/2" table:style-name="ce2">
            <text:p>363.7954088</text:p>
          </table:table-cell>
          <table:table-cell office:value-type="float" office:value="-1.7954087559604659" table:formula="of:=[.E36]-[.F36]" table:style-name="ce2">
            <text:p>-1.795408756</text:p>
          </table:table-cell>
          <table:table-cell office:value-type="float" office:value="361.72965199999999" table:formula="of:=[.$D$10]*[.D36]+[.$D$11]*[.C36]+[.$D$12]*[.B36]" table:style-name="ce2">
            <text:p>361.729652</text:p>
          </table:table-cell>
          <table:table-cell office:value-type="float" office:value="484" table:formula="of:=[.$G$9]*[.D36]" table:style-name="ce2">
            <text:p>484</text:p>
          </table:table-cell>
          <table:table-cell office:value-type="float" office:value="193.60000000000002" table:formula="of:=[.$G$7]*[.D36]" table:style-name="ce2">
            <text:p>193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529" table:formula="of:=[.C37]*[.C37]" table:style-name="ce2">
            <text:p>529</text:p>
          </table:table-cell>
          <table:table-cell office:value-type="float" office:value="389.5" table:formula="of:=[.$D$6]*[.D37]+[.$D$7]*[.C37]+[.$D$8]*[.B37]" table:style-name="ce2">
            <text:p>389.5</text:p>
          </table:table-cell>
          <table:table-cell office:value-type="float" office:value="387.79860034024512" table:formula="of:=[.E37]+RAND()*[.$D$9]-[.$D$9]/2" table:style-name="ce2">
            <text:p>387.7986003</text:p>
          </table:table-cell>
          <table:table-cell office:value-type="float" office:value="1.7013996597548839" table:formula="of:=[.E37]-[.F37]" table:style-name="ce2">
            <text:p>1.70139966</text:p>
          </table:table-cell>
          <table:table-cell office:value-type="float" office:value="389.229107" table:formula="of:=[.$D$10]*[.D37]+[.$D$11]*[.C37]+[.$D$12]*[.B37]" table:style-name="ce2">
            <text:p>389.229107</text:p>
          </table:table-cell>
          <table:table-cell office:value-type="float" office:value="529" table:formula="of:=[.$G$9]*[.D37]" table:style-name="ce2">
            <text:p>529</text:p>
          </table:table-cell>
          <table:table-cell office:value-type="float" office:value="211.60000000000002" table:formula="of:=[.$G$7]*[.D37]" table:style-name="ce2">
            <text:p>211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4" table:style-name="ce2">
            <text:p>24</text:p>
          </table:table-cell>
          <table:table-cell office:value-type="float" office:value="576" table:formula="of:=[.C38]*[.C38]" table:style-name="ce2">
            <text:p>576</text:p>
          </table:table-cell>
          <table:table-cell office:value-type="float" office:value="418" table:formula="of:=[.$D$6]*[.D38]+[.$D$7]*[.C38]+[.$D$8]*[.B38]" table:style-name="ce2">
            <text:p>418</text:p>
          </table:table-cell>
          <table:table-cell office:value-type="float" office:value="419.72461462151819" table:formula="of:=[.E38]+RAND()*[.$D$9]-[.$D$9]/2" table:style-name="ce2">
            <text:p>419.7246146</text:p>
          </table:table-cell>
          <table:table-cell office:value-type="float" office:value="-1.7246146215181852" table:formula="of:=[.E38]-[.F38]" table:style-name="ce2">
            <text:p>-1.724614622</text:p>
          </table:table-cell>
          <table:table-cell office:value-type="float" office:value="417.73254799999995" table:formula="of:=[.$D$10]*[.D38]+[.$D$11]*[.C38]+[.$D$12]*[.B38]" table:style-name="ce2">
            <text:p>417.732548</text:p>
          </table:table-cell>
          <table:table-cell office:value-type="float" office:value="576" table:formula="of:=[.$G$9]*[.D38]" table:style-name="ce2">
            <text:p>576</text:p>
          </table:table-cell>
          <table:table-cell office:value-type="float" office:value="230.4" table:formula="of:=[.$G$7]*[.D38]" table:style-name="ce2">
            <text:p>230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5" table:style-name="ce2">
            <text:p>25</text:p>
          </table:table-cell>
          <table:table-cell office:value-type="float" office:value="625" table:formula="of:=[.C39]*[.C39]" table:style-name="ce2">
            <text:p>625</text:p>
          </table:table-cell>
          <table:table-cell office:value-type="float" office:value="447.5" table:formula="of:=[.$D$6]*[.D39]+[.$D$7]*[.C39]+[.$D$8]*[.B39]" table:style-name="ce2">
            <text:p>447.5</text:p>
          </table:table-cell>
          <table:table-cell office:value-type="float" office:value="446.24448065802596" table:formula="of:=[.E39]+RAND()*[.$D$9]-[.$D$9]/2" table:style-name="ce2">
            <text:p>446.2444807</text:p>
          </table:table-cell>
          <table:table-cell office:value-type="float" office:value="1.2555193419740363" table:formula="of:=[.E39]-[.F39]" table:style-name="ce2">
            <text:p>1.255519342</text:p>
          </table:table-cell>
          <table:table-cell office:value-type="float" office:value="447.23997499999996" table:formula="of:=[.$D$10]*[.D39]+[.$D$11]*[.C39]+[.$D$12]*[.B39]" table:style-name="ce2">
            <text:p>447.239975</text:p>
          </table:table-cell>
          <table:table-cell office:value-type="float" office:value="625" table:formula="of:=[.$G$9]*[.D39]" table:style-name="ce2">
            <text:p>625</text:p>
          </table:table-cell>
          <table:table-cell office:value-type="float" office:value="250" table:formula="of:=[.$G$7]*[.D39]" table:style-name="ce2">
            <text:p>250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6" table:style-name="ce2">
            <text:p>26</text:p>
          </table:table-cell>
          <table:table-cell office:value-type="float" office:value="676" table:formula="of:=[.C40]*[.C40]" table:style-name="ce2">
            <text:p>676</text:p>
          </table:table-cell>
          <table:table-cell office:value-type="float" office:value="478" table:formula="of:=[.$D$6]*[.D40]+[.$D$7]*[.C40]+[.$D$8]*[.B40]" table:style-name="ce2">
            <text:p>478</text:p>
          </table:table-cell>
          <table:table-cell office:value-type="float" office:value="480.21491869755903" table:formula="of:=[.E40]+RAND()*[.$D$9]-[.$D$9]/2" table:style-name="ce2">
            <text:p>480.2149187</text:p>
          </table:table-cell>
          <table:table-cell office:value-type="float" office:value="-2.2149186975590283" table:formula="of:=[.E40]-[.F40]" table:style-name="ce2">
            <text:p>-2.214918698</text:p>
          </table:table-cell>
          <table:table-cell office:value-type="float" office:value="477.75138800000002" table:formula="of:=[.$D$10]*[.D40]+[.$D$11]*[.C40]+[.$D$12]*[.B40]" table:style-name="ce2">
            <text:p>477.751388</text:p>
          </table:table-cell>
          <table:table-cell office:value-type="float" office:value="676" table:formula="of:=[.$G$9]*[.D40]" table:style-name="ce2">
            <text:p>676</text:p>
          </table:table-cell>
          <table:table-cell office:value-type="float" office:value="270.40000000000003" table:formula="of:=[.$G$7]*[.D40]" table:style-name="ce2">
            <text:p>270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7" table:style-name="ce2">
            <text:p>27</text:p>
          </table:table-cell>
          <table:table-cell office:value-type="float" office:value="729" table:formula="of:=[.C41]*[.C41]" table:style-name="ce2">
            <text:p>729</text:p>
          </table:table-cell>
          <table:table-cell office:value-type="float" office:value="509.5" table:formula="of:=[.$D$6]*[.D41]+[.$D$7]*[.C41]+[.$D$8]*[.B41]" table:style-name="ce2">
            <text:p>509.5</text:p>
          </table:table-cell>
          <table:table-cell office:value-type="float" office:value="507.32051251814477" table:formula="of:=[.E41]+RAND()*[.$D$9]-[.$D$9]/2" table:style-name="ce2">
            <text:p>507.3205125</text:p>
          </table:table-cell>
          <table:table-cell office:value-type="float" office:value="2.179487481855233" table:formula="of:=[.E41]-[.F41]" table:style-name="ce2">
            <text:p>2.179487482</text:p>
          </table:table-cell>
          <table:table-cell office:value-type="float" office:value="509.26678700000002" table:formula="of:=[.$D$10]*[.D41]+[.$D$11]*[.C41]+[.$D$12]*[.B41]" table:style-name="ce2">
            <text:p>509.266787</text:p>
          </table:table-cell>
          <table:table-cell office:value-type="float" office:value="729" table:formula="of:=[.$G$9]*[.D41]" table:style-name="ce2">
            <text:p>729</text:p>
          </table:table-cell>
          <table:table-cell office:value-type="float" office:value="291.60000000000002" table:formula="of:=[.$G$7]*[.D41]" table:style-name="ce2">
            <text:p>291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8" table:style-name="ce2">
            <text:p>28</text:p>
          </table:table-cell>
          <table:table-cell office:value-type="float" office:value="784" table:formula="of:=[.C42]*[.C42]" table:style-name="ce2">
            <text:p>784</text:p>
          </table:table-cell>
          <table:table-cell office:value-type="float" office:value="542" table:formula="of:=[.$D$6]*[.D42]+[.$D$7]*[.C42]+[.$D$8]*[.B42]" table:style-name="ce2">
            <text:p>542</text:p>
          </table:table-cell>
          <table:table-cell office:value-type="float" office:value="540.29581609355807" table:formula="of:=[.E42]+RAND()*[.$D$9]-[.$D$9]/2" table:style-name="ce2">
            <text:p>540.2958161</text:p>
          </table:table-cell>
          <table:table-cell office:value-type="float" office:value="1.7041839064419264" table:formula="of:=[.E42]-[.F42]" table:style-name="ce2">
            <text:p>1.704183906</text:p>
          </table:table-cell>
          <table:table-cell office:value-type="float" office:value="541.78617199999997" table:formula="of:=[.$D$10]*[.D42]+[.$D$11]*[.C42]+[.$D$12]*[.B42]" table:style-name="ce2">
            <text:p>541.786172</text:p>
          </table:table-cell>
          <table:table-cell office:value-type="float" office:value="784" table:formula="of:=[.$G$9]*[.D42]" table:style-name="ce2">
            <text:p>784</text:p>
          </table:table-cell>
          <table:table-cell office:value-type="float" office:value="313.60000000000002" table:formula="of:=[.$G$7]*[.D42]" table:style-name="ce2">
            <text:p>313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29" table:style-name="ce2">
            <text:p>29</text:p>
          </table:table-cell>
          <table:table-cell office:value-type="float" office:value="841" table:formula="of:=[.C43]*[.C43]" table:style-name="ce2">
            <text:p>841</text:p>
          </table:table-cell>
          <table:table-cell office:value-type="float" office:value="575.5" table:formula="of:=[.$D$6]*[.D43]+[.$D$7]*[.C43]+[.$D$8]*[.B43]" table:style-name="ce2">
            <text:p>575.5</text:p>
          </table:table-cell>
          <table:table-cell office:value-type="float" office:value="574.49487452828907" table:formula="of:=[.E43]+RAND()*[.$D$9]-[.$D$9]/2" table:style-name="ce2">
            <text:p>574.4948745</text:p>
          </table:table-cell>
          <table:table-cell office:value-type="float" office:value="1.0051254717109259" table:formula="of:=[.E43]-[.F43]" table:style-name="ce2">
            <text:p>1.005125472</text:p>
          </table:table-cell>
          <table:table-cell office:value-type="float" office:value="575.30954300000008" table:formula="of:=[.$D$10]*[.D43]+[.$D$11]*[.C43]+[.$D$12]*[.B43]" table:style-name="ce2">
            <text:p>575.309543</text:p>
          </table:table-cell>
          <table:table-cell office:value-type="float" office:value="841" table:formula="of:=[.$G$9]*[.D43]" table:style-name="ce2">
            <text:p>841</text:p>
          </table:table-cell>
          <table:table-cell office:value-type="float" office:value="336.40000000000003" table:formula="of:=[.$G$7]*[.D43]" table:style-name="ce2">
            <text:p>336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0" table:style-name="ce2">
            <text:p>30</text:p>
          </table:table-cell>
          <table:table-cell office:value-type="float" office:value="900" table:formula="of:=[.C44]*[.C44]" table:style-name="ce2">
            <text:p>900</text:p>
          </table:table-cell>
          <table:table-cell office:value-type="float" office:value="610" table:formula="of:=[.$D$6]*[.D44]+[.$D$7]*[.C44]+[.$D$8]*[.B44]" table:style-name="ce2">
            <text:p>610</text:p>
          </table:table-cell>
          <table:table-cell office:value-type="float" office:value="608.84745256977544" table:formula="of:=[.E44]+RAND()*[.$D$9]-[.$D$9]/2" table:style-name="ce2">
            <text:p>608.8474526</text:p>
          </table:table-cell>
          <table:table-cell office:value-type="float" office:value="1.1525474302245584" table:formula="of:=[.E44]-[.F44]" table:style-name="ce2">
            <text:p>1.15254743</text:p>
          </table:table-cell>
          <table:table-cell office:value-type="float" office:value="609.83690000000001" table:formula="of:=[.$D$10]*[.D44]+[.$D$11]*[.C44]+[.$D$12]*[.B44]" table:style-name="ce2">
            <text:p>609.8369</text:p>
          </table:table-cell>
          <table:table-cell office:value-type="float" office:value="900" table:formula="of:=[.$G$9]*[.D44]" table:style-name="ce2">
            <text:p>900</text:p>
          </table:table-cell>
          <table:table-cell office:value-type="float" office:value="360" table:formula="of:=[.$G$7]*[.D44]" table:style-name="ce2">
            <text:p>360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1" table:style-name="ce2">
            <text:p>31</text:p>
          </table:table-cell>
          <table:table-cell office:value-type="float" office:value="961" table:formula="of:=[.C45]*[.C45]" table:style-name="ce2">
            <text:p>961</text:p>
          </table:table-cell>
          <table:table-cell office:value-type="float" office:value="645.5" table:formula="of:=[.$D$6]*[.D45]+[.$D$7]*[.C45]+[.$D$8]*[.B45]" table:style-name="ce2">
            <text:p>645.5</text:p>
          </table:table-cell>
          <table:table-cell office:value-type="float" office:value="645.67542167573902" table:formula="of:=[.E45]+RAND()*[.$D$9]-[.$D$9]/2" table:style-name="ce2">
            <text:p>645.6754217</text:p>
          </table:table-cell>
          <table:table-cell office:value-type="float" office:value="-0.17542167573901679" table:formula="of:=[.E45]-[.F45]" table:style-name="ce2">
            <text:p>-0.175421676</text:p>
          </table:table-cell>
          <table:table-cell office:value-type="float" office:value="645.36824300000001" table:formula="of:=[.$D$10]*[.D45]+[.$D$11]*[.C45]+[.$D$12]*[.B45]" table:style-name="ce2">
            <text:p>645.368243</text:p>
          </table:table-cell>
          <table:table-cell office:value-type="float" office:value="961" table:formula="of:=[.$G$9]*[.D45]" table:style-name="ce2">
            <text:p>961</text:p>
          </table:table-cell>
          <table:table-cell office:value-type="float" office:value="384.40000000000003" table:formula="of:=[.$G$7]*[.D45]" table:style-name="ce2">
            <text:p>384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2" table:style-name="ce2">
            <text:p>32</text:p>
          </table:table-cell>
          <table:table-cell office:value-type="float" office:value="1024" table:formula="of:=[.C46]*[.C46]" table:style-name="ce2">
            <text:p>1024</text:p>
          </table:table-cell>
          <table:table-cell office:value-type="float" office:value="682" table:formula="of:=[.$D$6]*[.D46]+[.$D$7]*[.C46]+[.$D$8]*[.B46]" table:style-name="ce2">
            <text:p>682</text:p>
          </table:table-cell>
          <table:table-cell office:value-type="float" office:value="681.76768752074099" table:formula="of:=[.E46]+RAND()*[.$D$9]-[.$D$9]/2" table:style-name="ce2">
            <text:p>681.7676875</text:p>
          </table:table-cell>
          <table:table-cell office:value-type="float" office:value="0.23231247925900789" table:formula="of:=[.E46]-[.F46]" table:style-name="ce2">
            <text:p>0.232312479</text:p>
          </table:table-cell>
          <table:table-cell office:value-type="float" office:value="681.90357199999994" table:formula="of:=[.$D$10]*[.D46]+[.$D$11]*[.C46]+[.$D$12]*[.B46]" table:style-name="ce2">
            <text:p>681.903572</text:p>
          </table:table-cell>
          <table:table-cell office:value-type="float" office:value="1024" table:formula="of:=[.$G$9]*[.D46]" table:style-name="ce2">
            <text:p>1024</text:p>
          </table:table-cell>
          <table:table-cell office:value-type="float" office:value="409.6" table:formula="of:=[.$G$7]*[.D46]" table:style-name="ce2">
            <text:p>409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3" table:style-name="ce2">
            <text:p>33</text:p>
          </table:table-cell>
          <table:table-cell office:value-type="float" office:value="1089" table:formula="of:=[.C47]*[.C47]" table:style-name="ce2">
            <text:p>1089</text:p>
          </table:table-cell>
          <table:table-cell office:value-type="float" office:value="719.5" table:formula="of:=[.$D$6]*[.D47]+[.$D$7]*[.C47]+[.$D$8]*[.B47]" table:style-name="ce2">
            <text:p>719.5</text:p>
          </table:table-cell>
          <table:table-cell office:value-type="float" office:value="717.31936263002649" table:formula="of:=[.E47]+RAND()*[.$D$9]-[.$D$9]/2" table:style-name="ce2">
            <text:p>717.3193626</text:p>
          </table:table-cell>
          <table:table-cell office:value-type="float" office:value="2.1806373699735104" table:formula="of:=[.E47]-[.F47]" table:style-name="ce2">
            <text:p>2.18063737</text:p>
          </table:table-cell>
          <table:table-cell office:value-type="float" office:value="719.44288700000004" table:formula="of:=[.$D$10]*[.D47]+[.$D$11]*[.C47]+[.$D$12]*[.B47]" table:style-name="ce2">
            <text:p>719.442887</text:p>
          </table:table-cell>
          <table:table-cell office:value-type="float" office:value="1089" table:formula="of:=[.$G$9]*[.D47]" table:style-name="ce2">
            <text:p>1089</text:p>
          </table:table-cell>
          <table:table-cell office:value-type="float" office:value="435.6" table:formula="of:=[.$G$7]*[.D47]" table:style-name="ce2">
            <text:p>435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4" table:style-name="ce2">
            <text:p>34</text:p>
          </table:table-cell>
          <table:table-cell office:value-type="float" office:value="1156" table:formula="of:=[.C48]*[.C48]" table:style-name="ce2">
            <text:p>1156</text:p>
          </table:table-cell>
          <table:table-cell office:value-type="float" office:value="758" table:formula="of:=[.$D$6]*[.D48]+[.$D$7]*[.C48]+[.$D$8]*[.B48]" table:style-name="ce2">
            <text:p>758</text:p>
          </table:table-cell>
          <table:table-cell office:value-type="float" office:value="757.0143501490171" table:formula="of:=[.E48]+RAND()*[.$D$9]-[.$D$9]/2" table:style-name="ce2">
            <text:p>757.0143501</text:p>
          </table:table-cell>
          <table:table-cell office:value-type="float" office:value="0.98564985098289526" table:formula="of:=[.E48]-[.F48]" table:style-name="ce2">
            <text:p>0.985649851</text:p>
          </table:table-cell>
          <table:table-cell office:value-type="float" office:value="757.98618799999997" table:formula="of:=[.$D$10]*[.D48]+[.$D$11]*[.C48]+[.$D$12]*[.B48]" table:style-name="ce2">
            <text:p>757.986188</text:p>
          </table:table-cell>
          <table:table-cell office:value-type="float" office:value="1156" table:formula="of:=[.$G$9]*[.D48]" table:style-name="ce2">
            <text:p>1156</text:p>
          </table:table-cell>
          <table:table-cell office:value-type="float" office:value="462.40000000000003" table:formula="of:=[.$G$7]*[.D48]" table:style-name="ce2">
            <text:p>462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5" table:style-name="ce2">
            <text:p>35</text:p>
          </table:table-cell>
          <table:table-cell office:value-type="float" office:value="1225" table:formula="of:=[.C49]*[.C49]" table:style-name="ce2">
            <text:p>1225</text:p>
          </table:table-cell>
          <table:table-cell office:value-type="float" office:value="797.5" table:formula="of:=[.$D$6]*[.D49]+[.$D$7]*[.C49]+[.$D$8]*[.B49]" table:style-name="ce2">
            <text:p>797.5</text:p>
          </table:table-cell>
          <table:table-cell office:value-type="float" office:value="798.04853219509801" table:formula="of:=[.E49]+RAND()*[.$D$9]-[.$D$9]/2" table:style-name="ce2">
            <text:p>798.0485322</text:p>
          </table:table-cell>
          <table:table-cell office:value-type="float" office:value="-0.5485321950980051" table:formula="of:=[.E49]-[.F49]" table:style-name="ce2">
            <text:p>-0.548532195</text:p>
          </table:table-cell>
          <table:table-cell office:value-type="float" office:value="797.53347499999995" table:formula="of:=[.$D$10]*[.D49]+[.$D$11]*[.C49]+[.$D$12]*[.B49]" table:style-name="ce2">
            <text:p>797.533475</text:p>
          </table:table-cell>
          <table:table-cell office:value-type="float" office:value="1225" table:formula="of:=[.$G$9]*[.D49]" table:style-name="ce2">
            <text:p>1225</text:p>
          </table:table-cell>
          <table:table-cell office:value-type="float" office:value="490" table:formula="of:=[.$G$7]*[.D49]" table:style-name="ce2">
            <text:p>490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6" table:style-name="ce2">
            <text:p>36</text:p>
          </table:table-cell>
          <table:table-cell office:value-type="float" office:value="1296" table:formula="of:=[.C50]*[.C50]" table:style-name="ce2">
            <text:p>1296</text:p>
          </table:table-cell>
          <table:table-cell office:value-type="float" office:value="838" table:formula="of:=[.$D$6]*[.D50]+[.$D$7]*[.C50]+[.$D$8]*[.B50]" table:style-name="ce2">
            <text:p>838</text:p>
          </table:table-cell>
          <table:table-cell office:value-type="float" office:value="838.71562402227528" table:formula="of:=[.E50]+RAND()*[.$D$9]-[.$D$9]/2" table:style-name="ce2">
            <text:p>838.715624</text:p>
          </table:table-cell>
          <table:table-cell office:value-type="float" office:value="-0.71562402227527855" table:formula="of:=[.E50]-[.F50]" table:style-name="ce2">
            <text:p>-0.715624022</text:p>
          </table:table-cell>
          <table:table-cell office:value-type="float" office:value="838.08474799999999" table:formula="of:=[.$D$10]*[.D50]+[.$D$11]*[.C50]+[.$D$12]*[.B50]" table:style-name="ce2">
            <text:p>838.084748</text:p>
          </table:table-cell>
          <table:table-cell office:value-type="float" office:value="1296" table:formula="of:=[.$G$9]*[.D50]" table:style-name="ce2">
            <text:p>1296</text:p>
          </table:table-cell>
          <table:table-cell office:value-type="float" office:value="518.4" table:formula="of:=[.$G$7]*[.D50]" table:style-name="ce2">
            <text:p>518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7" table:style-name="ce2">
            <text:p>37</text:p>
          </table:table-cell>
          <table:table-cell office:value-type="float" office:value="1369" table:formula="of:=[.C51]*[.C51]" table:style-name="ce2">
            <text:p>1369</text:p>
          </table:table-cell>
          <table:table-cell office:value-type="float" office:value="879.5" table:formula="of:=[.$D$6]*[.D51]+[.$D$7]*[.C51]+[.$D$8]*[.B51]" table:style-name="ce2">
            <text:p>879.5</text:p>
          </table:table-cell>
          <table:table-cell office:value-type="float" office:value="879.63435729966727" table:formula="of:=[.E51]+RAND()*[.$D$9]-[.$D$9]/2" table:style-name="ce2">
            <text:p>879.6343573</text:p>
          </table:table-cell>
          <table:table-cell office:value-type="float" office:value="-0.13435729966727195" table:formula="of:=[.E51]-[.F51]" table:style-name="ce2">
            <text:p>-0.1343573</text:p>
          </table:table-cell>
          <table:table-cell office:value-type="float" office:value="879.64000699999997" table:formula="of:=[.$D$10]*[.D51]+[.$D$11]*[.C51]+[.$D$12]*[.B51]" table:style-name="ce2">
            <text:p>879.640007</text:p>
          </table:table-cell>
          <table:table-cell office:value-type="float" office:value="1369" table:formula="of:=[.$G$9]*[.D51]" table:style-name="ce2">
            <text:p>1369</text:p>
          </table:table-cell>
          <table:table-cell office:value-type="float" office:value="547.6" table:formula="of:=[.$G$7]*[.D51]" table:style-name="ce2">
            <text:p>547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8" table:style-name="ce2">
            <text:p>38</text:p>
          </table:table-cell>
          <table:table-cell office:value-type="float" office:value="1444" table:formula="of:=[.C52]*[.C52]" table:style-name="ce2">
            <text:p>1444</text:p>
          </table:table-cell>
          <table:table-cell office:value-type="float" office:value="922" table:formula="of:=[.$D$6]*[.D52]+[.$D$7]*[.C52]+[.$D$8]*[.B52]" table:style-name="ce2">
            <text:p>922</text:p>
          </table:table-cell>
          <table:table-cell office:value-type="float" office:value="921.28012125676912" table:formula="of:=[.E52]+RAND()*[.$D$9]-[.$D$9]/2" table:style-name="ce2">
            <text:p>921.2801213</text:p>
          </table:table-cell>
          <table:table-cell office:value-type="float" office:value="0.71987874323087908" table:formula="of:=[.E52]-[.F52]" table:style-name="ce2">
            <text:p>0.719878743</text:p>
          </table:table-cell>
          <table:table-cell office:value-type="float" office:value="922.19925200000012" table:formula="of:=[.$D$10]*[.D52]+[.$D$11]*[.C52]+[.$D$12]*[.B52]" table:style-name="ce2">
            <text:p>922.199252</text:p>
          </table:table-cell>
          <table:table-cell office:value-type="float" office:value="1444" table:formula="of:=[.$G$9]*[.D52]" table:style-name="ce2">
            <text:p>1444</text:p>
          </table:table-cell>
          <table:table-cell office:value-type="float" office:value="577.6" table:formula="of:=[.$G$7]*[.D52]" table:style-name="ce2">
            <text:p>577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1521" table:formula="of:=[.C53]*[.C53]" table:style-name="ce2">
            <text:p>1521</text:p>
          </table:table-cell>
          <table:table-cell office:value-type="float" office:value="965.5" table:formula="of:=[.$D$6]*[.D53]+[.$D$7]*[.C53]+[.$D$8]*[.B53]" table:style-name="ce2">
            <text:p>965.5</text:p>
          </table:table-cell>
          <table:table-cell office:value-type="float" office:value="965.91309394590633" table:formula="of:=[.E53]+RAND()*[.$D$9]-[.$D$9]/2" table:style-name="ce2">
            <text:p>965.9130939</text:p>
          </table:table-cell>
          <table:table-cell office:value-type="float" office:value="-0.41309394590632564" table:formula="of:=[.E53]-[.F53]" table:style-name="ce2">
            <text:p>-0.413093946</text:p>
          </table:table-cell>
          <table:table-cell office:value-type="float" office:value="965.76248300000009" table:formula="of:=[.$D$10]*[.D53]+[.$D$11]*[.C53]+[.$D$12]*[.B53]" table:style-name="ce2">
            <text:p>965.762483</text:p>
          </table:table-cell>
          <table:table-cell office:value-type="float" office:value="1521" table:formula="of:=[.$G$9]*[.D53]" table:style-name="ce2">
            <text:p>1521</text:p>
          </table:table-cell>
          <table:table-cell office:value-type="float" office:value="608.4" table:formula="of:=[.$G$7]*[.D53]" table:style-name="ce2">
            <text:p>608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0" table:style-name="ce2">
            <text:p>40</text:p>
          </table:table-cell>
          <table:table-cell office:value-type="float" office:value="1600" table:formula="of:=[.C54]*[.C54]" table:style-name="ce2">
            <text:p>1600</text:p>
          </table:table-cell>
          <table:table-cell office:value-type="float" office:value="1010" table:formula="of:=[.$D$6]*[.D54]+[.$D$7]*[.C54]+[.$D$8]*[.B54]" table:style-name="ce2">
            <text:p>1010</text:p>
          </table:table-cell>
          <table:table-cell office:value-type="float" office:value="1010.6397921936862" table:formula="of:=[.E54]+RAND()*[.$D$9]-[.$D$9]/2" table:style-name="ce2">
            <text:p>1010.639792</text:p>
          </table:table-cell>
          <table:table-cell office:value-type="float" office:value="-0.63979219368616214" table:formula="of:=[.E54]-[.F54]" table:style-name="ce2">
            <text:p>-0.639792194</text:p>
          </table:table-cell>
          <table:table-cell office:value-type="float" office:value="1010.3297" table:formula="of:=[.$D$10]*[.D54]+[.$D$11]*[.C54]+[.$D$12]*[.B54]" table:style-name="ce2">
            <text:p>1010.3297</text:p>
          </table:table-cell>
          <table:table-cell office:value-type="float" office:value="1600" table:formula="of:=[.$G$9]*[.D54]" table:style-name="ce2">
            <text:p>1600</text:p>
          </table:table-cell>
          <table:table-cell office:value-type="float" office:value="640" table:formula="of:=[.$G$7]*[.D54]" table:style-name="ce2">
            <text:p>640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1" table:style-name="ce2">
            <text:p>41</text:p>
          </table:table-cell>
          <table:table-cell office:value-type="float" office:value="1681" table:formula="of:=[.C55]*[.C55]" table:style-name="ce2">
            <text:p>1681</text:p>
          </table:table-cell>
          <table:table-cell office:value-type="float" office:value="1055.5" table:formula="of:=[.$D$6]*[.D55]+[.$D$7]*[.C55]+[.$D$8]*[.B55]" table:style-name="ce2">
            <text:p>1055.5</text:p>
          </table:table-cell>
          <table:table-cell office:value-type="float" office:value="1057.4018930812829" table:formula="of:=[.E55]+RAND()*[.$D$9]-[.$D$9]/2" table:style-name="ce2">
            <text:p>1057.401893</text:p>
          </table:table-cell>
          <table:table-cell office:value-type="float" office:value="-1.9018930812828785" table:formula="of:=[.E55]-[.F55]" table:style-name="ce2">
            <text:p>-1.901893081</text:p>
          </table:table-cell>
          <table:table-cell office:value-type="float" office:value="1055.900903" table:formula="of:=[.$D$10]*[.D55]+[.$D$11]*[.C55]+[.$D$12]*[.B55]" table:style-name="ce2">
            <text:p>1055.900903</text:p>
          </table:table-cell>
          <table:table-cell office:value-type="float" office:value="1681" table:formula="of:=[.$G$9]*[.D55]" table:style-name="ce2">
            <text:p>1681</text:p>
          </table:table-cell>
          <table:table-cell office:value-type="float" office:value="672.40000000000009" table:formula="of:=[.$G$7]*[.D55]" table:style-name="ce2">
            <text:p>672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2" table:style-name="ce2">
            <text:p>42</text:p>
          </table:table-cell>
          <table:table-cell office:value-type="float" office:value="1764" table:formula="of:=[.C56]*[.C56]" table:style-name="ce2">
            <text:p>1764</text:p>
          </table:table-cell>
          <table:table-cell office:value-type="float" office:value="1102" table:formula="of:=[.$D$6]*[.D56]+[.$D$7]*[.C56]+[.$D$8]*[.B56]" table:style-name="ce2">
            <text:p>1102</text:p>
          </table:table-cell>
          <table:table-cell office:value-type="float" office:value="1100.0114439095487" table:formula="of:=[.E56]+RAND()*[.$D$9]-[.$D$9]/2" table:style-name="ce2">
            <text:p>1100.011444</text:p>
          </table:table-cell>
          <table:table-cell office:value-type="float" office:value="1.9885560904513113" table:formula="of:=[.E56]-[.F56]" table:style-name="ce2">
            <text:p>1.98855609</text:p>
          </table:table-cell>
          <table:table-cell office:value-type="float" office:value="1102.4760920000001" table:formula="of:=[.$D$10]*[.D56]+[.$D$11]*[.C56]+[.$D$12]*[.B56]" table:style-name="ce2">
            <text:p>1102.476092</text:p>
          </table:table-cell>
          <table:table-cell office:value-type="float" office:value="1764" table:formula="of:=[.$G$9]*[.D56]" table:style-name="ce2">
            <text:p>1764</text:p>
          </table:table-cell>
          <table:table-cell office:value-type="float" office:value="705.6" table:formula="of:=[.$G$7]*[.D56]" table:style-name="ce2">
            <text:p>705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3" table:style-name="ce2">
            <text:p>43</text:p>
          </table:table-cell>
          <table:table-cell office:value-type="float" office:value="1849" table:formula="of:=[.C57]*[.C57]" table:style-name="ce2">
            <text:p>1849</text:p>
          </table:table-cell>
          <table:table-cell office:value-type="float" office:value="1149.5" table:formula="of:=[.$D$6]*[.D57]+[.$D$7]*[.C57]+[.$D$8]*[.B57]" table:style-name="ce2">
            <text:p>1149.5</text:p>
          </table:table-cell>
          <table:table-cell office:value-type="float" office:value="1150.8453869171044" table:formula="of:=[.E57]+RAND()*[.$D$9]-[.$D$9]/2" table:style-name="ce2">
            <text:p>1150.845387</text:p>
          </table:table-cell>
          <table:table-cell office:value-type="float" office:value="-1.3453869171044062" table:formula="of:=[.E57]-[.F57]" table:style-name="ce2">
            <text:p>-1.345386917</text:p>
          </table:table-cell>
          <table:table-cell office:value-type="float" office:value="1150.055267" table:formula="of:=[.$D$10]*[.D57]+[.$D$11]*[.C57]+[.$D$12]*[.B57]" table:style-name="ce2">
            <text:p>1150.055267</text:p>
          </table:table-cell>
          <table:table-cell office:value-type="float" office:value="1849" table:formula="of:=[.$G$9]*[.D57]" table:style-name="ce2">
            <text:p>1849</text:p>
          </table:table-cell>
          <table:table-cell office:value-type="float" office:value="739.6" table:formula="of:=[.$G$7]*[.D57]" table:style-name="ce2">
            <text:p>739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1936" table:formula="of:=[.C58]*[.C58]" table:style-name="ce2">
            <text:p>1936</text:p>
          </table:table-cell>
          <table:table-cell office:value-type="float" office:value="1198" table:formula="of:=[.$D$6]*[.D58]+[.$D$7]*[.C58]+[.$D$8]*[.B58]" table:style-name="ce2">
            <text:p>1198</text:p>
          </table:table-cell>
          <table:table-cell office:value-type="float" office:value="1196.4091157698656" table:formula="of:=[.E58]+RAND()*[.$D$9]-[.$D$9]/2" table:style-name="ce2">
            <text:p>1196.409116</text:p>
          </table:table-cell>
          <table:table-cell office:value-type="float" office:value="1.5908842301344066" table:formula="of:=[.E58]-[.F58]" table:style-name="ce2">
            <text:p>1.59088423</text:p>
          </table:table-cell>
          <table:table-cell office:value-type="float" office:value="1198.638428" table:formula="of:=[.$D$10]*[.D58]+[.$D$11]*[.C58]+[.$D$12]*[.B58]" table:style-name="ce2">
            <text:p>1198.638428</text:p>
          </table:table-cell>
          <table:table-cell office:value-type="float" office:value="1936" table:formula="of:=[.$G$9]*[.D58]" table:style-name="ce2">
            <text:p>1936</text:p>
          </table:table-cell>
          <table:table-cell office:value-type="float" office:value="774.40000000000009" table:formula="of:=[.$G$7]*[.D58]" table:style-name="ce2">
            <text:p>774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5" table:style-name="ce2">
            <text:p>45</text:p>
          </table:table-cell>
          <table:table-cell office:value-type="float" office:value="2025" table:formula="of:=[.C59]*[.C59]" table:style-name="ce2">
            <text:p>2025</text:p>
          </table:table-cell>
          <table:table-cell office:value-type="float" office:value="1247.5" table:formula="of:=[.$D$6]*[.D59]+[.$D$7]*[.C59]+[.$D$8]*[.B59]" table:style-name="ce2">
            <text:p>1247.5</text:p>
          </table:table-cell>
          <table:table-cell office:value-type="float" office:value="1247.0001268938101" table:formula="of:=[.E59]+RAND()*[.$D$9]-[.$D$9]/2" table:style-name="ce2">
            <text:p>1247.000127</text:p>
          </table:table-cell>
          <table:table-cell office:value-type="float" office:value="0.49987310618985248" table:formula="of:=[.E59]-[.F59]" table:style-name="ce2">
            <text:p>0.499873106</text:p>
          </table:table-cell>
          <table:table-cell office:value-type="float" office:value="1248.2255749999999" table:formula="of:=[.$D$10]*[.D59]+[.$D$11]*[.C59]+[.$D$12]*[.B59]" table:style-name="ce2">
            <text:p>1248.225575</text:p>
          </table:table-cell>
          <table:table-cell office:value-type="float" office:value="2025" table:formula="of:=[.$G$9]*[.D59]" table:style-name="ce2">
            <text:p>2025</text:p>
          </table:table-cell>
          <table:table-cell office:value-type="float" office:value="810" table:formula="of:=[.$G$7]*[.D59]" table:style-name="ce2">
            <text:p>810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6" table:style-name="ce2">
            <text:p>46</text:p>
          </table:table-cell>
          <table:table-cell office:value-type="float" office:value="2116" table:formula="of:=[.C60]*[.C60]" table:style-name="ce2">
            <text:p>2116</text:p>
          </table:table-cell>
          <table:table-cell office:value-type="float" office:value="1298" table:formula="of:=[.$D$6]*[.D60]+[.$D$7]*[.C60]+[.$D$8]*[.B60]" table:style-name="ce2">
            <text:p>1298</text:p>
          </table:table-cell>
          <table:table-cell office:value-type="float" office:value="1297.4734851727317" table:formula="of:=[.E60]+RAND()*[.$D$9]-[.$D$9]/2" table:style-name="ce2">
            <text:p>1297.473485</text:p>
          </table:table-cell>
          <table:table-cell office:value-type="float" office:value="0.5265148272683291" table:formula="of:=[.E60]-[.F60]" table:style-name="ce2">
            <text:p>0.526514827</text:p>
          </table:table-cell>
          <table:table-cell office:value-type="float" office:value="1298.8167080000001" table:formula="of:=[.$D$10]*[.D60]+[.$D$11]*[.C60]+[.$D$12]*[.B60]" table:style-name="ce2">
            <text:p>1298.816708</text:p>
          </table:table-cell>
          <table:table-cell office:value-type="float" office:value="2116" table:formula="of:=[.$G$9]*[.D60]" table:style-name="ce2">
            <text:p>2116</text:p>
          </table:table-cell>
          <table:table-cell office:value-type="float" office:value="846.40000000000009" table:formula="of:=[.$G$7]*[.D60]" table:style-name="ce2">
            <text:p>846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7" table:style-name="ce2">
            <text:p>47</text:p>
          </table:table-cell>
          <table:table-cell office:value-type="float" office:value="2209" table:formula="of:=[.C61]*[.C61]" table:style-name="ce2">
            <text:p>2209</text:p>
          </table:table-cell>
          <table:table-cell office:value-type="float" office:value="1349.5" table:formula="of:=[.$D$6]*[.D61]+[.$D$7]*[.C61]+[.$D$8]*[.B61]" table:style-name="ce2">
            <text:p>1349.5</text:p>
          </table:table-cell>
          <table:table-cell office:value-type="float" office:value="1349.2154249226589" table:formula="of:=[.E61]+RAND()*[.$D$9]-[.$D$9]/2" table:style-name="ce2">
            <text:p>1349.215425</text:p>
          </table:table-cell>
          <table:table-cell office:value-type="float" office:value="0.28457507734106002" table:formula="of:=[.E61]-[.F61]" table:style-name="ce2">
            <text:p>0.284575077</text:p>
          </table:table-cell>
          <table:table-cell office:value-type="float" office:value="1350.4118269999999" table:formula="of:=[.$D$10]*[.D61]+[.$D$11]*[.C61]+[.$D$12]*[.B61]" table:style-name="ce2">
            <text:p>1350.411827</text:p>
          </table:table-cell>
          <table:table-cell office:value-type="float" office:value="2209" table:formula="of:=[.$G$9]*[.D61]" table:style-name="ce2">
            <text:p>2209</text:p>
          </table:table-cell>
          <table:table-cell office:value-type="float" office:value="883.6" table:formula="of:=[.$G$7]*[.D61]" table:style-name="ce2">
            <text:p>883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8" table:style-name="ce2">
            <text:p>48</text:p>
          </table:table-cell>
          <table:table-cell office:value-type="float" office:value="2304" table:formula="of:=[.C62]*[.C62]" table:style-name="ce2">
            <text:p>2304</text:p>
          </table:table-cell>
          <table:table-cell office:value-type="float" office:value="1402" table:formula="of:=[.$D$6]*[.D62]+[.$D$7]*[.C62]+[.$D$8]*[.B62]" table:style-name="ce2">
            <text:p>1402</text:p>
          </table:table-cell>
          <table:table-cell office:value-type="float" office:value="1399.6466390249948" table:formula="of:=[.E62]+RAND()*[.$D$9]-[.$D$9]/2" table:style-name="ce2">
            <text:p>1399.646639</text:p>
          </table:table-cell>
          <table:table-cell office:value-type="float" office:value="2.3533609750052165" table:formula="of:=[.E62]-[.F62]" table:style-name="ce2">
            <text:p>2.353360975</text:p>
          </table:table-cell>
          <table:table-cell office:value-type="float" office:value="1403.0109319999999" table:formula="of:=[.$D$10]*[.D62]+[.$D$11]*[.C62]+[.$D$12]*[.B62]" table:style-name="ce2">
            <text:p>1403.010932</text:p>
          </table:table-cell>
          <table:table-cell office:value-type="float" office:value="2304" table:formula="of:=[.$G$9]*[.D62]" table:style-name="ce2">
            <text:p>2304</text:p>
          </table:table-cell>
          <table:table-cell office:value-type="float" office:value="921.6" table:formula="of:=[.$G$7]*[.D62]" table:style-name="ce2">
            <text:p>921.6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49" table:style-name="ce2">
            <text:p>49</text:p>
          </table:table-cell>
          <table:table-cell office:value-type="float" office:value="2401" table:formula="of:=[.C63]*[.C63]" table:style-name="ce2">
            <text:p>2401</text:p>
          </table:table-cell>
          <table:table-cell office:value-type="float" office:value="1455.5" table:formula="of:=[.$D$6]*[.D63]+[.$D$7]*[.C63]+[.$D$8]*[.B63]" table:style-name="ce2">
            <text:p>1455.5</text:p>
          </table:table-cell>
          <table:table-cell office:value-type="float" office:value="1456.2926384898785" table:formula="of:=[.E63]+RAND()*[.$D$9]-[.$D$9]/2" table:style-name="ce2">
            <text:p>1456.292638</text:p>
          </table:table-cell>
          <table:table-cell office:value-type="float" office:value="-0.79263848987852725" table:formula="of:=[.E63]-[.F63]" table:style-name="ce2">
            <text:p>-0.79263849</text:p>
          </table:table-cell>
          <table:table-cell office:value-type="float" office:value="1456.6140230000001" table:formula="of:=[.$D$10]*[.D63]+[.$D$11]*[.C63]+[.$D$12]*[.B63]" table:style-name="ce2">
            <text:p>1456.614023</text:p>
          </table:table-cell>
          <table:table-cell office:value-type="float" office:value="2401" table:formula="of:=[.$G$9]*[.D63]" table:style-name="ce2">
            <text:p>2401</text:p>
          </table:table-cell>
          <table:table-cell office:value-type="float" office:value="960.40000000000009" table:formula="of:=[.$G$7]*[.D63]" table:style-name="ce2">
            <text:p>960.4</text:p>
          </table:table-cell>
          <table:table-cell table:number-columns-repeated="16374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float" office:value="50" table:style-name="ce2">
            <text:p>50</text:p>
          </table:table-cell>
          <table:table-cell office:value-type="float" office:value="2500" table:formula="of:=[.C64]*[.C64]" table:style-name="ce2">
            <text:p>2500</text:p>
          </table:table-cell>
          <table:table-cell office:value-type="float" office:value="1510" table:formula="of:=[.$D$6]*[.D64]+[.$D$7]*[.C64]+[.$D$8]*[.B64]" table:style-name="ce2">
            <text:p>1510</text:p>
          </table:table-cell>
          <table:table-cell office:value-type="float" office:value="1510.815253157768" table:formula="of:=[.E64]+RAND()*[.$D$9]-[.$D$9]/2" table:style-name="ce2">
            <text:p>1510.815253</text:p>
          </table:table-cell>
          <table:table-cell office:value-type="float" office:value="-0.81525315776798379" table:formula="of:=[.E64]-[.F64]" table:style-name="ce2">
            <text:p>-0.815253158</text:p>
          </table:table-cell>
          <table:table-cell office:value-type="float" office:value="1511.2211" table:formula="of:=[.$D$10]*[.D64]+[.$D$11]*[.C64]+[.$D$12]*[.B64]" table:style-name="ce2">
            <text:p>1511.2211</text:p>
          </table:table-cell>
          <table:table-cell office:value-type="float" office:value="2500" table:formula="of:=[.$G$9]*[.D64]" table:style-name="ce2">
            <text:p>2500</text:p>
          </table:table-cell>
          <table:table-cell office:value-type="float" office:value="1000" table:formula="of:=[.$G$7]*[.D64]" table:style-name="ce2">
            <text:p>1000</text:p>
          </table:table-cell>
          <table:table-cell table:number-columns-repeated="16374"/>
        </table:table-row>
        <table:table-row table:number-rows-repeated="104851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k Lehr</meta:initial-creator>
    <dc:creator>Akter, Khadiza</dc:creator>
    <meta:creation-date>2021-09-15T18:27:26Z</meta:creation-date>
    <dc:date>2024-10-04T05:25:19Z</dc:date>
    <meta:editing-cycles>9</meta:editing-cycles>
    <meta:editing-duration>PT191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56082" svg:stroke-opacity="100%" draw:stroke-linejoin="round" svg:stroke-linecap="round"/>
    </style:style>
    <style:style style:family="chart" style:name="G0S1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e97132" svg:stroke-opacity="100%" draw:stroke-linejoin="round" svg:stroke-linecap="round"/>
    </style:style>
    <style:style style:family="chart" style:name="G0S2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196b24" svg:stroke-opacity="100%" draw:stroke-linejoin="round" svg:stroke-linecap="round"/>
    </style:style>
    <style:style style:family="chart" style:name="G0S3">
      <style:chart-properties chart:symbol-type="named-symbol" chart:symbol-name="circle" chart:symbol-width="0.06944in" chart:symbol-height="0.06944in" chart:connect-bars="false" chart:interpolation="cubic-spline" chart:solid-type="cuboid"/>
      <style:graphic-properties draw:fill="none" draw:stroke="solid" svg:stroke-width="0.02083in" svg:stroke-color="#0f9ed5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automatic" chart:connect-bars="false" chart:interpolation="cubic-spline" chart:solid-type="cuboid"/>
      <style:graphic-properties draw:fill="none" draw:stroke="solid" svg:stroke-width="0.04167in" svg:stroke-color="#a02b93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interpolation="cubic-spline" chart:auto-position="true"/>
      <style:graphic-properties draw:fill="none" draw:stroke="none"/>
    </style:style>
  </office:automatic-styles>
  <office:body>
    <office:chart>
      <chart:chart chart:class="chart:scatter" svg:height="245.25031496063pt" svg:width="577.50031496063pt" chart:style-name="Crt0">
        <chart:title chart:style-name="CT00">
          <text:p text:style-name="a0" text:class-names="" text:cond-style-name="">Asymptotic Analysis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unction Behavio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umber of data points</text:p>
            </chart:title>
            <chart:grid chart:class="major" chart:style-name="GMa1"/>
          </chart:axis>
          <chart:series chart:label-cell-address="Example.$E$13" chart:values-cell-range-address="Example.$E$15:.$E$64" chart:class="chart:scatter" chart:attached-axis="primary-y" chart:style-name="G0S0">
            <chart:domain table:cell-range-address="Example.$C$15:.$C$64"/>
            <chart:data-point chart:repeated="50"/>
          </chart:series>
          <chart:series chart:label-cell-address="Example.$I$11" chart:values-cell-range-address="Example.$I$15:.$I$64" chart:class="chart:scatter" chart:attached-axis="primary-y" chart:style-name="G0S1">
            <chart:domain table:cell-range-address="Example.$C$15:.$C$64"/>
            <chart:data-point chart:repeated="50"/>
          </chart:series>
          <chart:series chart:label-cell-address="Example.$F$14" chart:values-cell-range-address="Example.$F$15:.$F$64" chart:class="chart:scatter" chart:attached-axis="primary-y" chart:style-name="G0S2">
            <chart:domain table:cell-range-address="Example.$C$15:.$C$64"/>
            <chart:data-point chart:repeated="50"/>
          </chart:series>
          <chart:series chart:label-cell-address="Example.$H$13" chart:values-cell-range-address="Example.$H$15:.$H$64" chart:class="chart:scatter" chart:attached-axis="primary-y" chart:style-name="G0S3">
            <chart:domain table:cell-range-address="Example.$C$15:.$C$64"/>
            <chart:data-point chart:repeated="50"/>
          </chart:series>
          <chart:series chart:label-cell-address="Example.$J$11" chart:values-cell-range-address="Example.$J$15:.$J$64" chart:class="chart:scatter" chart:attached-axis="primary-y" chart:style-name="G0S4">
            <chart:domain table:cell-range-address="Example.$C$15:.$C$64"/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